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language="ru" fo:country="RU" officeooo:rsid="0010a760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апфаывпыфвпаавп</text:p>
      <text:p text:style-name="P1"/>
      <text:p text:style-name="P1"><draw:frame draw:style-name="fr1" draw:name="Объект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47S</meta:editing-duration>
    <meta:editing-cycles>3</meta:editing-cycles>
    <meta:generator>LibreOffice/7.3.0.3$Windows_X86_64 LibreOffice_project/0f246aa12d0eee4a0f7adcefbf7c878fc2238db3</meta:generator>
    <dc:date>2022-02-08T18:41:08.055000000</dc:date>
    <meta:document-statistic meta:table-count="0" meta:image-count="0" meta:object-count="1" meta:page-count="1" meta:paragraph-count="1" meta:word-count="1" meta:character-count="16" meta:non-whitespace-character-count="1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507cm" svg:y="3.693cm" style:legend-expansion="high" chart:style-name="ch2"/>
        <chart:plot-area chart:style-name="ch3" chart:data-source-has-labels="both" svg:x="0.319cm" svg:y="0.179cm" svg:width="12.869cm" svg:height="8.641cm">
          <chart:coordinate-region svg:x="0.951cm" svg:y="0.381cm" svg:width="12.237cm" svg:height="7.78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  <table:table-cell office:value-type="string">
                <text:p>Столбец 2</text:p>
              </table:table-cell>
              <table:table-cell office:value-type="string">
                <text:p>Столбец 3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Строка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Строка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Строка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